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b9b3" officeooo:paragraph-rsid="0008b9b3"/>
    </style:style>
    <style:style style:name="P4" style:family="paragraph" style:parent-style-name="Standard">
      <style:text-properties officeooo:rsid="000989b1" officeooo:paragraph-rsid="000989b1"/>
    </style:style>
    <style:style style:name="P5" style:family="paragraph" style:parent-style-name="Standard">
      <style:text-properties officeooo:rsid="000996ca" officeooo:paragraph-rsid="000996ca"/>
    </style:style>
    <style:style style:name="P6" style:family="paragraph" style:parent-style-name="Standard">
      <style:text-properties officeooo:rsid="000ab3ee" officeooo:paragraph-rsid="000ab3ee"/>
    </style:style>
    <style:style style:name="P7" style:family="paragraph" style:parent-style-name="Standard">
      <style:text-properties officeooo:rsid="000ab3ee" officeooo:paragraph-rsid="000ab3ee"/>
    </style:style>
    <style:style style:name="T1" style:family="text">
      <style:text-properties officeooo:rsid="00072b2f"/>
    </style:style>
    <style:style style:name="T2" style:family="text">
      <style:text-properties officeooo:rsid="0009a3d0"/>
    </style:style>
    <style:style style:name="T3" style:family="text">
      <style:text-properties officeooo:rsid="000cb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3"><text:a xlink:type="simple" xlink:href="mailto:pugliese.sergio1987@hotmail.it" text:style-name="Internet_20_link" text:visited-style-name="Visited_20_Internet_20_Link">pugliese.sergio1987@hotmail.it</text:a></text:p>
      <text:p text:style-name="P3"/>
      <text:p text:style-name="P4"><text:a xlink:type="simple" xlink:href="mailto:ruffinengo@lochiva.com" text:style-name="Internet_20_link" text:visited-style-name="Visited_20_Internet_20_Link">ruffinengo@lochiva.com</text:a></text:p>
      <text:p text:style-name="P4"/>
      <text:p text:style-name="P5"><text:a xlink:type="simple" xlink:href="mailto:zhonglifilippo.hu@unito.it" text:style-name="Internet_20_link" text:visited-style-name="Visited_20_Internet_20_Link">zhonglifilippo.hu@unito.it</text:a></text:p>
      <text:p text:style-name="P5"><text:tab/><text:span text:style-name="T2">Inserire in oggetto [Studente ENGIM]</text:span></text:p>
      <text:p text:style-name="P5"/>
      <text:p text:style-name="P6"><text:a xlink:type="simple" xlink:href="mailto:matteo.bologna@engim.torino.net" text:style-name="Internet_20_link" text:visited-style-name="Visited_20_Internet_20_Link">matteo.bologna@engim.torino.net</text:a></text:p>
      <text:p text:style-name="P6"><text:tab/><text:span text:style-name="T3">Engim2022</text:span></text:p>
      <text:p text:style-name="P6"/>
      <text:p text:style-name="P6"/>
      <text:p text:style-name="P6">http://sirxemic.github.io/jquery.ripples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3-14T08:56:19.606253978</dc:date>
    <meta:editing-duration>PT7M1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3" meta:character-count="259" meta:non-whitespace-character-count="253"/>
  </office:meta>
</office:document-meta>
</file>